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4" style:family="table">
      <style:table-properties style:width="5.9993in" table:align="left" style:writing-mode="lr-tb"/>
    </style:style>
    <style:style style:name="Table4.A" style:family="table-column">
      <style:table-column-properties style:column-width="2.2729in"/>
    </style:style>
    <style:style style:name="Table4.B" style:family="table-column">
      <style:table-column-properties style:column-width="3.726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Heading_20_3">
      <style:paragraph-properties fo:break-before="page"/>
    </style:style>
    <style:style style:name="P30" style:family="paragraph" style:parent-style-name="Eliopoli_20_heading_20_1">
      <style:paragraph-properties fo:break-before="page"/>
      <style:text-properties fo:font-size="10pt" style:font-size-asian="10pt"/>
    </style:style>
    <style:style style:name="P31" style:family="paragraph" style:parent-style-name="Normal">
      <style:text-properties fo:font-weight="bold" style:font-weight-asian="bold"/>
    </style:style>
    <style:style style:name="P32" style:family="paragraph" style:parent-style-name="Normal">
      <style:paragraph-properties fo:text-align="center" style:justify-single-word="false" style:text-autospace="none"/>
      <style:text-properties fo:font-weight="bold" style:font-weight-asian="bold"/>
    </style:style>
    <style:style style:name="P33" style:family="paragraph" style:parent-style-name="Normal">
      <style:paragraph-properties fo:text-align="center" style:justify-single-word="false"/>
    </style:style>
    <style:style style:name="P34" style:family="paragraph" style:parent-style-name="Normal">
      <style:paragraph-properties fo:text-align="center" style:justify-single-word="false" style:text-autospace="none"/>
    </style:style>
    <style:style style:name="P35" style:family="paragraph" style:parent-style-name="Default_20_Text">
      <style:paragraph-properties style:snap-to-layout-grid="false"/>
    </style:style>
    <style:style style:name="P36" style:family="paragraph" style:parent-style-name="Default_20_Text">
      <style:paragraph-properties style:snap-to-layout-grid="false"/>
      <style:text-properties fo:font-size="10pt" style:font-size-asian="10pt"/>
    </style:style>
    <style:style style:name="P37" style:family="paragraph" style:parent-style-name="Default_20_Text">
      <style:paragraph-properties style:snap-to-layout-grid="false"/>
      <style:text-properties style:use-window-font-color="true"/>
    </style:style>
    <style:style style:name="P38" style:family="paragraph" style:parent-style-name="Default_20_Text">
      <style:paragraph-properties style:snap-to-layout-grid="false"/>
      <style:text-properties style:use-window-font-color="true" fo:font-weight="bold" style:font-weight-asian="bold"/>
    </style:style>
    <style:style style:name="P39"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language="en" fo:country="US"/>
    </style:style>
    <style:style style:name="P42"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4" style:family="paragraph" style:parent-style-name="Default_20_Text">
      <style:paragraph-properties fo:text-align="center" style:justify-single-word="false"/>
    </style:style>
    <style:style style:name="P45" style:family="paragraph" style:parent-style-name="Text_20_Body_20_Single">
      <style:text-properties fo:language="en" fo:country="US"/>
    </style:style>
    <style:style style:name="P46"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47" style:family="paragraph" style:parent-style-name="Contents_20_Heading">
      <style:text-properties fo:font-size="10pt" style:font-size-asian="10pt"/>
    </style:style>
    <style:style style:name="P48" style:family="paragraph" style:parent-style-name="Table_20_Contents">
      <style:text-properties fo:font-weight="bold" style:font-weight-asian="bold" style:font-weight-complex="bold"/>
    </style:style>
    <style:style style:name="P49"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50"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51" style:family="paragraph" style:parent-style-name="Default_20_Text">
      <style:paragraph-properties fo:margin-left="0in" fo:margin-right="0in" fo:text-align="start" style:justify-single-word="false" fo:text-indent="0in"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52" style:family="paragraph" style:parent-style-name="Contents_20_1">
      <style:paragraph-properties>
        <style:tab-stops>
          <style:tab-stop style:position="6in" style:type="right" style:leader-style="dotted" style:leader-text="."/>
        </style:tab-stops>
      </style:paragraph-properties>
    </style:style>
    <style:style style:name="P53" style:family="paragraph" style:parent-style-name="Contents_20_2">
      <style:paragraph-properties>
        <style:tab-stops>
          <style:tab-stop style:position="5.8035in" style:type="right" style:leader-style="dotted" style:leader-text="."/>
        </style:tab-stops>
      </style:paragraph-properties>
    </style:style>
    <style:style style:name="P54"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55"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57" style:family="paragraph" style:parent-style-name="Default_20_Text" style:list-style-name="L2">
      <style:text-properties style:font-name="Courier New1" fo:font-weight="normal" style:font-weight-asian="normal" style:font-weight-complex="normal"/>
    </style:style>
    <style:style style:name="P58" style:family="paragraph" style:parent-style-name="Default_20_Text" style:list-style-name="L1">
      <style:text-properties fo:language="en" fo:country="US"/>
    </style:style>
    <style:style style:name="P59" style:family="paragraph" style:parent-style-name="Default_20_Text" style:list-style-name="L2">
      <style:text-properties fo:language="en" fo:country="US"/>
    </style:style>
    <style:style style:name="P60" style:family="paragraph" style:parent-style-name="Default_20_Text" style:list-style-name="L2">
      <style:text-properties fo:language="en" fo:country="US" fo:font-style="italic" style:font-style-asian="italic" style:font-style-complex="italic"/>
    </style:style>
    <style:style style:name="P61" style:family="paragraph" style:parent-style-name="Default_20_Text" style:list-style-name="L2"/>
    <style:style style:name="P62" style:family="paragraph" style:parent-style-name="Default_20_Text">
      <style:paragraph-properties style:snap-to-layout-grid="false"/>
    </style:style>
    <style:style style:name="P63" style:family="paragraph" style:parent-style-name="Text_20_Body_20_Single" style:list-style-name="L3">
      <style:text-properties fo:language="en" fo:country="US"/>
    </style:style>
    <style:style style:name="P64" style:family="paragraph" style:parent-style-name="Text_20_Body_20_Single" style:list-style-name="L4"/>
    <style:style style:name="P65" style:family="paragraph" style:parent-style-name="Text_20_Body_20_Single" style:list-style-name="L5"/>
    <style:style style:name="P66" style:family="paragraph" style:parent-style-name="Text_20_Body_20_Single" style:list-style-name="L6"/>
    <style:style style:name="P67" style:family="paragraph" style:parent-style-name="Text_20_Body_20_Single" style:list-style-name="L7"/>
    <style:style style:name="P68" style:family="paragraph" style:parent-style-name="Text_20_Body_20_Single" style:list-style-name="L8"/>
    <style:style style:name="P69" style:family="paragraph" style:parent-style-name="Text_20_Body_20_Single" style:list-style-name="L9"/>
    <style:style style:name="P70" style:family="paragraph" style:parent-style-name="Text_20_Body_20_Single" style:list-style-name="L1"/>
    <style:style style:name="P71" style:family="paragraph" style:parent-style-name="Heading_20_2">
      <style:text-properties fo:language="en" fo:country="US"/>
    </style:style>
    <style:style style:name="P72" style:family="paragraph" style:parent-style-name="Heading_20_2">
      <style:paragraph-properties fo:break-before="page"/>
      <style:text-properties fo:language="en" fo:country="US"/>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Normal" style:master-page-name="First_20_Page">
      <style:paragraph-properties style:page-number="auto"/>
      <style:text-properties fo:font-size="10pt" style:font-size-asian="10pt"/>
    </style:style>
    <style:style style:name="P75" style:family="paragraph" style:parent-style-name="Codeline" style:list-style-name="L2"/>
    <style:style style:name="P7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7" style:family="paragraph" style:parent-style-name="Heading_20_1">
      <style:paragraph-properties fo:break-before="page"/>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text-transform="uppercase" style:font-name="Georgia" fo:font-size="8pt" fo:letter-spacing="0.0417in" style:font-size-asian="8pt"/>
    </style:style>
    <style:style style:name="T17" style:family="text">
      <style:text-properties fo:font-variant="normal" fo:text-transform="none" fo:color="#000000" style:font-name="Times New Roman1" fo:letter-spacing="normal" fo:font-style="normal" fo:font-weight="normal" style:font-weight-asian="normal" style:font-weight-complex="normal"/>
    </style:style>
    <style:style style:name="T18" style:family="text">
      <style:text-properties fo:font-variant="normal" fo:text-transform="none" fo:color="#000000" style:font-name="Times New Roman1" fo:letter-spacing="normal" fo:font-weight="normal" style:font-weight-asian="normal"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2" style:family="text">
      <style:text-properties fo:color="#000000" fo:font-size="12pt" style:font-name-asian="Times New Roman" style:font-size-asian="12pt" style:language-asian="en" style:country-asian="US" style:font-name-complex="Times New Roman" style:font-size-complex="10pt"/>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language="en" fo:country="US"/>
    </style:style>
    <style:style style:name="T25" style:family="text">
      <style:text-properties style:font-name="Times New Roman"/>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style:font-name="Courier New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000080" style:text-underline-style="solid" style:text-underline-width="auto" style:text-underline-color="font-color"/>
    </style:style>
    <style:style style:name="T33" style:family="text">
      <style:text-properties fo:color="#0000ff"/>
    </style:style>
    <style:style style:name="T34" style:family="text">
      <style:text-properties fo:font-size="8pt" style:font-size-asian="8pt" style:font-size-complex="8pt"/>
    </style:style>
    <style:style style:name="T35"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161955760">
          <text:deletion>
            <office:change-info>
              <dc:creator>Unknown Author</dc:creator>
              <dc:date>2011-02-24T15:05:00</dc:date>
            </office:change-info>
            <text:p text:style-name="P1"/>
            <text:p text:style-name="P2"/>
          </text:deletion>
        </text:changed-region>
        <text:changed-region text:id="ct162974832">
          <text:insertion>
            <office:change-info>
              <dc:creator>Unknown Author</dc:creator>
              <dc:date>2011-02-24T15:06:00</dc:date>
            </office:change-info>
          </text:insertion>
        </text:changed-region>
        <text:changed-region text:id="ct162266872">
          <text:deletion>
            <office:change-info>
              <dc:creator>tschuetz</dc:creator>
              <dc:date>2011-02-24T14:58:00</dc:date>
            </office:change-info>
            <text:p text:style-name="P3"><text:initial-creator>Giuseppe Platania</text:initial-creator></text:p>
          </text:deletion>
        </text:changed-region>
        <text:changed-region text:id="ct162266992">
          <text:insertion>
            <office:change-info>
              <dc:creator>tschuetz</dc:creator>
              <dc:date>2011-02-24T14:58:00</dc:date>
            </office:change-info>
          </text:insertion>
        </text:changed-region>
        <text:changed-region text:id="ct162284200">
          <text:deletion>
            <office:change-info>
              <dc:creator>tschuetz</dc:creator>
              <dc:date>2011-02-24T14:58:00</dc:date>
            </office:change-info>
            <text:p text:style-name="P3">0.<text:editing-cycles>96</text:editing-cycles></text:p>
          </text:deletion>
        </text:changed-region>
        <text:changed-region text:id="ct162267712">
          <text:insertion>
            <office:change-info>
              <dc:creator>tschuetz</dc:creator>
              <dc:date>2011-02-24T14:58:00</dc:date>
            </office:change-info>
          </text:insertion>
        </text:changed-region>
        <text:changed-region text:id="ct162268416">
          <text:deletion>
            <office:change-info>
              <dc:creator>tschuetz</dc:creator>
              <dc:date>2011-02-24T15:00:00</dc:date>
            </office:change-info>
            <text:p text:style-name="P3"><text:creation-date style:data-style-name="N51">01/17/2007 15:30:15</text:creation-date></text:p>
          </text:deletion>
        </text:changed-region>
        <text:changed-region text:id="ct170806312">
          <text:insertion>
            <office:change-info>
              <dc:creator>tschuetz</dc:creator>
              <dc:date>2011-02-24T15:00:00</dc:date>
            </office:change-info>
          </text:insertion>
        </text:changed-region>
        <text:changed-region text:id="ct170635704">
          <text:insertion>
            <office:change-info>
              <dc:creator>tschuetz</dc:creator>
              <dc:date>2011-02-24T15:00:00</dc:date>
            </office:change-info>
          </text:insertion>
        </text:changed-region>
        <text:changed-region text:id="ct162270816">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62271864">
          <text:insertion>
            <office:change-info>
              <dc:creator>Unknown Author</dc:creator>
              <dc:date>2011-02-24T14:47:00</dc:date>
            </office:change-info>
          </text:insertion>
        </text:changed-region>
        <text:changed-region text:id="ct162122048">
          <text:insertion>
            <office:change-info>
              <dc:creator>Unknown Author</dc:creator>
              <dc:date>2011-02-24T14:48:00</dc:date>
            </office:change-info>
          </text:insertion>
        </text:changed-region>
        <text:changed-region text:id="ct162122144">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62271224">
          <text:deletion>
            <office:change-info>
              <dc:creator>tschuetz</dc:creator>
              <dc:date>2011-02-24T15:00:00</dc:date>
            </office:change-info>
            <text:p text:style-name="P3"><text:creation-date style:data-style-name="N51">01/17/2007 15:30:15</text:creation-date></text:p>
          </text:deletion>
        </text:changed-region>
        <text:changed-region text:id="ct162122720">
          <text:deletion>
            <office:change-info>
              <dc:creator>tschuetz</dc:creator>
              <dc:date>2011-02-24T15:00:00</dc:date>
            </office:change-info>
            <text:p text:style-name="P5"><text:initial-creator>Giuseppe Platania</text:initial-creator></text:p>
          </text:deletion>
        </text:changed-region>
        <text:changed-region text:id="ct162122816">
          <text:insertion>
            <office:change-info>
              <dc:creator>tschuetz</dc:creator>
              <dc:date>2011-02-24T15:00:00</dc:date>
            </office:change-info>
          </text:insertion>
        </text:changed-region>
        <text:changed-region text:id="ct163066688">
          <text:deletion>
            <office:change-info>
              <dc:creator>tschuetz</dc:creator>
              <dc:date>2011-02-24T15:01:00</dc:date>
            </office:change-info>
            <text:list xml:id="list900142786" text:style-name="L1">
              <text:list-item>
                <text:p text:style-name="P6">WCMF tutorial!!CWM application/main.php.<text:line-break/></text:p>
              </text:list-item>
            </text:list>
            <text:list xml:id="list1119086892" text:style-name="L2">
              <text:list-header>
                <text:p text:style-name="P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1752952299" text:continue-list="list900142786" text:style-name="L1">
              <text:list-item>
                <text:p text:style-name="P6">You have finished your cwm/generated/ChiCmf/helloWorld//[YOURIP]</text:p>
              </text:list-item>
            </text:list>
          </text:deletion>
        </text:changed-region>
        <text:changed-region text:id="ct163067576">
          <text:deletion>
            <office:change-info>
              <dc:creator>Unknown Author</dc:creator>
              <dc:date>2010-12-03T12:36:00</dc:date>
            </office:change-info>
            <text:p text:style-name="P8">localhost</text:p>
          </text:deletion>
        </text:changed-region>
        <text:changed-region text:id="ct163067448">
          <text:deletion>
            <office:change-info>
              <dc:creator>tschuetz</dc:creator>
              <dc:date>2011-02-24T15:01:00</dc:date>
            </office:change-info>
            <text:list xml:id="list1043135210" text:continue-numbering="true" text:style-name="L1">
              <text:list-item>
                <text:p text:style-name="P6">application/install/install.php <text:line-break/>to run the installation script.</text:p>
              </text:list-item>
            </text:list>
            <text:list xml:id="list1278261287" text:continue-list="list1119086892" text:style-name="L2">
              <text:list-header>
                <text:p text:style-name="P7"/>
                <text:p text:style-name="P7"/>
              </text:list-header>
            </text:list>
            <text:list xml:id="list670839518" text:continue-list="list1043135210" text:style-name="L1">
              <text:list-item>
                <text:p text:style-name="P6">Go back in the browser <text:s/>and click on <text:s/>Start application. <text:line-break/> http://cwm/generated/ChiCmf/helloWorld//[YOURIP]</text:p>
              </text:list-item>
            </text:list>
          </text:deletion>
        </text:changed-region>
        <text:changed-region text:id="ct163068168">
          <text:deletion>
            <office:change-info>
              <dc:creator>Unknown Author</dc:creator>
              <dc:date>2010-12-03T12:36:00</dc:date>
            </office:change-info>
            <text:p text:style-name="P8">localhost</text:p>
          </text:deletion>
        </text:changed-region>
        <text:changed-region text:id="ct163078544">
          <text:deletion>
            <office:change-info>
              <dc:creator>tschuetz</dc:creator>
              <dc:date>2011-02-24T15:01:00</dc:date>
            </office:change-info>
            <text:list xml:id="list283053614" text:continue-numbering="true" text:style-name="L1">
              <text:list-item>
                <text:p text:style-name="P6">/install/dbupdate.php.)<text:line-break/>To create the tables in the database.<text:line-break/></text:p>
              </text:list-item>
            </text:list>
            <text:list xml:id="list1136043740" text:continue-list="list1278261287" text:style-name="L2">
              <text:list-header>
                <text:p text:style-name="P9"/>
              </text:list-header>
            </text:list>
            <text:list xml:id="list182154569" text:continue-list="list283053614" text:style-name="L1">
              <text:list-item>
                <text:p text:style-name="P6">Go back in the browser <text:s/>and click on <text:s/>installation.<text:line-break/> <text:s/>http://</text:p>
              </text:list-item>
            </text:list>
          </text:deletion>
        </text:changed-region>
        <text:changed-region text:id="ct163398360">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163056448">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163055400">
          <text:deletion>
            <office:change-info>
              <dc:creator>Unbekannter Autor</dc:creator>
              <dc:date>2010-12-02T15:09:00</dc:date>
            </office:change-info>
            <text:p text:style-name="P8"><text:a xlink:type="simple" xlink:href="http://localhost/application/install/dbupdate.php">t</text:a></text:p>
          </text:deletion>
        </text:changed-region>
        <text:changed-region text:id="ct162834080">
          <text:deletion>
            <office:change-info>
              <dc:creator>tschuetz</dc:creator>
              <dc:date>2011-02-24T15:01:00</dc:date>
            </office:change-info>
            <text:p text:style-name="P8"><text:a xlink:type="simple" xlink:href="http://localhost/application/install/dbupdate.php">[YOURIP]</text:a></text:p>
          </text:deletion>
        </text:changed-region>
        <text:changed-region text:id="ct162438248">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163084384">
          <text:deletion>
            <office:change-info>
              <dc:creator>tschuetz</dc:creator>
              <dc:date>2011-02-24T15:01:00</dc:date>
            </office:change-info>
            <text:list xml:id="list1496046023"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162837656">
          <text:deletion>
            <office:change-info>
              <dc:creator>Unbekannter Autor</dc:creator>
              <dc:date>2010-12-03T12:22:00</dc:date>
            </office:change-info>
            <text:list xml:id="list1436215815"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162860208">
          <text:deletion>
            <office:change-info>
              <dc:creator>tschuetz</dc:creator>
              <dc:date>2011-02-24T15:01:00</dc:date>
            </office:change-info>
            <text:list xml:id="list576295164" text:continue-numbering="true" text:style-name="L1">
              <text:list-item>
                <text:p text:style-name="P6">automatically open. /application/</text:p>
              </text:list-item>
              <text:list-item>
                <text:p text:style-name="P6">the project page helloWorld</text:p>
              </text:list-item>
            </text:list>
          </text:deletion>
        </text:changed-region>
        <text:changed-region text:id="ct162932920">
          <text:deletion>
            <office:change-info>
              <dc:creator>Unknown Author</dc:creator>
              <dc:date>2010-12-03T12:36:00</dc:date>
            </office:change-info>
            <text:p text:style-name="P8">Chronos_default</text:p>
          </text:deletion>
        </text:changed-region>
        <text:changed-region text:id="ct163079632">
          <text:deletion>
            <office:change-info>
              <dc:creator>tschuetz</dc:creator>
              <dc:date>2011-02-24T15:01:00</dc:date>
            </office:change-info>
            <text:p text:style-name="P8">http:/[YOURIP]/cwm/generated/ChiCmf/ <text:s/></text:p>
          </text:deletion>
        </text:changed-region>
        <text:changed-region text:id="ct162878136">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162915920">
          <text:deletion>
            <office:change-info>
              <dc:creator>tschuetz</dc:creator>
              <dc:date>2011-02-24T15:01:00</dc:date>
            </office:change-info>
            <text:list xml:id="list1821663850" text:continue-numbering="true" text:style-name="L1">
              <text:list-item>
                <text:p text:style-name="P6">Browse to</text:p>
              </text:list-item>
              <text:list-item>
                <text:p text:style-name="P10"/>
              </text:list-item>
            </text:list>
          </text:deletion>
        </text:changed-region>
        <text:changed-region text:id="ct162897752">
          <text:deletion>
            <office:change-info>
              <dc:creator>Unknown Author</dc:creator>
              <dc:date>2010-11-25T15:57:00</dc:date>
            </office:change-info>
            <text:list xml:id="list64120933" text:continue-numbering="true" text:style-name="L1">
              <text:list-item>
                <text:p text:style-name="P10"/>
              </text:list-item>
              <text:list-item>
                <text:p text:style-name="P6"/>
              </text:list-item>
            </text:list>
          </text:deletion>
        </text:changed-region>
        <text:changed-region text:id="ct163098256">
          <text:deletion>
            <office:change-info>
              <dc:creator>tschuetz</dc:creator>
              <dc:date>2011-02-24T15:01:00</dc:date>
            </office:change-info>
            <text:list xml:id="list1013668390" text:continue-numbering="true" text:style-name="L1">
              <text:list-item>
                <text:p text:style-name="P6"><text:line-break/></text:p>
                <text:p text:style-name="P11"><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6"/>
              </text:list-item>
            </text:list>
          </text:deletion>
        </text:changed-region>
        <text:changed-region text:id="ct163077792">
          <text:deletion>
            <office:change-info>
              <dc:creator>Unbekannter Autor</dc:creator>
              <dc:date>2010-12-03T12:22:00</dc:date>
            </office:change-info>
            <text:p text:style-name="P8"><office:annotation><dc:creator>Unknown Author</dc:creator><dc:date>2010-11-25T15:56:46</dc:date><text:p text:style-name="P78"><text:span text:style-name="T36">Here would be better to generates in a runnable position....</text:span></text:p></office:annotation></text:p>
          </text:deletion>
        </text:changed-region>
        <text:changed-region text:id="ct163078064">
          <text:deletion>
            <office:change-info>
              <dc:creator>tschuetz</dc:creator>
              <dc:date>2011-02-24T15:01:00</dc:date>
            </office:change-info>
            <text:list xml:id="list44981091"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text:id="ct163079048">
          <text:deletion>
            <office:change-info>
              <dc:creator>Unknown Author</dc:creator>
              <dc:date>2010-11-25T15:55:00</dc:date>
            </office:change-info>
            <text:p text:style-name="P12">[YOURURL]/generated/wcmf</text:p>
          </text:deletion>
        </text:changed-region>
        <text:changed-region text:id="ct162834208">
          <text:deletion>
            <office:change-info>
              <dc:creator>tschuetz</dc:creator>
              <dc:date>2011-02-24T15:01:00</dc:date>
            </office:change-info>
            <text:p text:style-name="P12">rowse to the generation target folder: <text:line-break/>b</text:p>
          </text:deletion>
        </text:changed-region>
        <text:changed-region text:id="ct163086040">
          <text:deletion>
            <office:change-info>
              <dc:creator>Unknown Author</dc:creator>
              <dc:date>2010-11-25T15:55:00</dc:date>
            </office:change-info>
            <text:p text:style-name="P12">B</text:p>
          </text:deletion>
        </text:changed-region>
        <text:changed-region text:id="ct162835488">
          <text:deletion>
            <office:change-info>
              <dc:creator>tschuetz</dc:creator>
              <dc:date>2011-02-24T15:01:00</dc:date>
            </office:change-info>
            <text:list xml:id="list1378236960" text:continue-numbering="true" text:style-name="L1">
              <text:list-item>
                <text:p text:style-name="P6"><text:span text:style-name="T4">log in with SSH and </text:span><text:line-break/></text:p>
              </text:list-item>
            </text:list>
            <text:list xml:id="list1402922971" text:continue-list="list1136043740"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1897117380" text:continue-list="list1378236960" text:style-name="L1">
              <text:list-item>
                <text:p text:style-name="P6"/>
              </text:list-item>
            </text:list>
          </text:deletion>
        </text:changed-region>
        <text:changed-region text:id="ct162021912">
          <text:deletion>
            <office:change-info>
              <dc:creator>Unknown Author</dc:creator>
              <dc:date>2010-12-03T12:37:00</dc:date>
            </office:change-info>
            <text:p text:style-name="P8"><office:annotation><dc:creator>Ingo Herwig</dc:creator><dc:date>2010-11-24T16:59:23</dc:date><text:p text:style-name="P78"><text:span text:style-name="T35">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62021816">
          <text:deletion>
            <office:change-info>
              <dc:creator>tschuetz</dc:creator>
              <dc:date>2011-02-24T15:01:00</dc:date>
            </office:change-info>
            <text:p text:style-name="P8"><text:s/>will see a following messageYou</text:p>
          </text:deletion>
        </text:changed-region>
        <text:changed-region text:id="ct162021720">
          <text:deletion>
            <office:change-info>
              <dc:creator>Unbekannter Autor</dc:creator>
              <dc:date>2010-12-03T12:21:00</dc:date>
            </office:change-info>
            <text:p text:style-name="P8">you</text:p>
          </text:deletion>
        </text:changed-region>
        <text:changed-region text:id="ct162021624">
          <text:deletion>
            <office:change-info>
              <dc:creator>tschuetz</dc:creator>
              <dc:date>2011-02-24T15:01:00</dc:date>
            </office:change-info>
            <text:list xml:id="list1870508053" text:continue-numbering="true" text:style-name="L1">
              <text:list-item>
                <text:p text:style-name="P6">. And select “generate code”<text:line-break/></text:p>
              </text:list-item>
            </text:list>
            <text:p text:style-name="P15"><draw:frame draw:style-name="fr1" draw:name="graphics10" text:anchor-type="paragraph" svg:width="2.1661in" svg:height="1.2846in" draw:z-index="0"><draw:image xlink:href="Pictures/1000000000000101000000D7EA67E519.png" xlink:type="simple" xlink:show="embed" xlink:actuate="onLoad"/></draw:frame></text:p>
            <text:list xml:id="list1748377338" text:continue-list="list1402922971"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5.1457in" svg:height="3.3228in" draw:z-index="0"><draw:image xlink:href="Pictures/10000000000001F600000142B222F83B.png" xlink:type="simple" xlink:show="embed" xlink:actuate="onLoad"/></draw:frame></text:p>
            <text:p text:style-name="P15"><draw:frame draw:style-name="fr3" draw:name="graphics6" text:anchor-type="paragraph" svg:x="1.3181in" svg:y="0.5543in" svg:width="3.3646in" svg:height="0.948in" draw:z-index="0"><draw:image xlink:href="Pictures/10000000000001430000005BCDA2DA34.png" xlink:type="simple" xlink:show="embed" xlink:actuate="onLoad"/></draw:frame></text:p>
            <text:list xml:id="list1866542424" text:continue-list="list1870508053" text:style-name="L1">
              <text:list-item>
                <text:p text:style-name="P6"/>
              </text:list-item>
            </text:list>
          </text:deletion>
        </text:changed-region>
        <text:changed-region text:id="ct162021528">
          <text:deletion>
            <office:change-info>
              <dc:creator>Unbekannter Autor</dc:creator>
              <dc:date>2010-12-02T15:03:00</dc:date>
            </office:change-info>
            <text:p text:style-name="P8"><office:annotation><dc:creator>Ingo Herwig</dc:creator><dc:date>2010-11-24T16:55:55</dc:date><text:p text:style-name="P78"><text:span text:style-name="T35">Das Projekt heisst “Hello World“</text:span></text:p></office:annotation></text:p>
          </text:deletion>
        </text:changed-region>
        <text:changed-region text:id="ct162021432">
          <text:deletion>
            <office:change-info>
              <dc:creator>tschuetz</dc:creator>
              <dc:date>2011-02-24T15:01:00</dc:date>
            </office:change-info>
            <text:p text:style-name="P8">hello World</text:p>
          </text:deletion>
        </text:changed-region>
        <text:changed-region text:id="ct162021336">
          <text:deletion>
            <office:change-info>
              <dc:creator>Unknown Author</dc:creator>
              <dc:date>2010-11-25T15:49:00</dc:date>
            </office:change-info>
            <text:p text:style-name="P8">Chronos_default_default</text:p>
          </text:deletion>
        </text:changed-region>
        <text:changed-region text:id="ct162021240">
          <text:deletion>
            <office:change-info>
              <dc:creator>tschuetz</dc:creator>
              <dc:date>2011-02-24T15:01:00</dc:date>
            </office:change-info>
            <text:list xml:id="list890083703"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text:id="ct162021144">
          <text:deletion>
            <office:change-info>
              <dc:creator>Unknown Author</dc:creator>
              <dc:date>2010-11-25T16:02:00</dc:date>
            </office:change-info>
            <text:p text:style-name="P8"><text:s/></text:p>
          </text:deletion>
        </text:changed-region>
        <text:changed-region text:id="ct162021048">
          <text:deletion>
            <office:change-info>
              <dc:creator>tschuetz</dc:creator>
              <dc:date>2011-02-24T15:01:00</dc:date>
            </office:change-info>
            <text:p text:style-name="P8"><text:s/>ouY </text:p>
          </text:deletion>
        </text:changed-region>
        <text:changed-region text:id="ct162020952">
          <text:deletion>
            <office:change-info>
              <dc:creator>Unknown Author</dc:creator>
              <dc:date>2010-11-25T16:02:00</dc:date>
            </office:change-info>
            <text:p text:style-name="P8"><text:s/>Now</text:p>
          </text:deletion>
        </text:changed-region>
        <text:changed-region text:id="ct162020856">
          <text:deletion>
            <office:change-info>
              <dc:creator>tschuetz</dc:creator>
              <dc:date>2011-02-24T15:01:00</dc:date>
            </office:change-info>
            <text:list xml:id="list438260787" text:continue-numbering="true" text:style-name="L1">
              <text:list-item>
                <text:p text:style-name="P6">for that database. </text:p>
              </text:list-item>
            </text:list>
            <text:list xml:id="list442724392" text:continue-list="list1748377338" text:style-name="L2">
              <text:list-header>
                <text:p text:style-name="P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2118134149" text:continue-list="list438260787" text:style-name="L1">
              <text:list-item>
                <text:p text:style-name="P6">You are ready with the model!(blank) <text:s/>“” is</text:p>
              </text:list-item>
            </text:list>
          </text:deletion>
        </text:changed-region>
        <text:changed-region text:id="ct162020760">
          <text:deletion>
            <office:change-info>
              <dc:creator>Unknown Author</dc:creator>
              <dc:date>2010-12-03T12:56:00</dc:date>
            </office:change-info>
            <text:p text:style-name="P8">to</text:p>
          </text:deletion>
        </text:changed-region>
        <text:changed-region text:id="ct162020664">
          <text:deletion>
            <office:change-info>
              <dc:creator>tschuetz</dc:creator>
              <dc:date>2011-02-24T15:01:00</dc:date>
            </office:change-info>
            <text:p text:style-name="P8"><text:s/>“root” and the dbPassword is</text:p>
          </text:deletion>
        </text:changed-region>
        <text:changed-region text:id="ct162020568">
          <text:deletion>
            <office:change-info>
              <dc:creator>Unknown Author</dc:creator>
              <dc:date>2010-12-03T12:55:00</dc:date>
            </office:change-info>
            <text:p text:style-name="P8">to</text:p>
          </text:deletion>
        </text:changed-region>
        <text:changed-region text:id="ct162020472">
          <text:deletion>
            <office:change-info>
              <dc:creator>tschuetz</dc:creator>
              <dc:date>2011-02-24T15:01:00</dc:date>
            </office:change-info>
            <text:p text:style-name="P8"><text:s text:c="2"/>dbUserName <text:s/>ofthe propertythat </text:p>
          </text:deletion>
        </text:changed-region>
        <text:changed-region text:id="ct162020376">
          <text:deletion>
            <office:change-info>
              <dc:creator>Unknown Author</dc:creator>
              <dc:date>2010-12-03T12:55:00</dc:date>
            </office:change-info>
            <text:p text:style-name="P8">also </text:p>
          </text:deletion>
        </text:changed-region>
        <text:changed-region text:id="ct162020280">
          <text:deletion>
            <office:change-info>
              <dc:creator>tschuetz</dc:creator>
              <dc:date>2011-02-24T15:01:00</dc:date>
            </office:change-info>
            <text:p text:style-name="P8"><text:s/>check</text:p>
          </text:deletion>
        </text:changed-region>
        <text:changed-region text:id="ct162020184">
          <text:deletion>
            <office:change-info>
              <dc:creator>Unknown Author</dc:creator>
              <dc:date>2010-12-03T12:55:00</dc:date>
            </office:change-info>
            <text:p text:style-name="P8">set</text:p>
          </text:deletion>
        </text:changed-region>
        <text:changed-region text:id="ct162020088">
          <text:deletion>
            <office:change-info>
              <dc:creator>tschuetz</dc:creator>
              <dc:date>2011-02-24T15:01:00</dc:date>
            </office:change-info>
            <text:p text:style-name="P8">later), additionally </text:p>
          </text:deletion>
        </text:changed-region>
        <text:changed-region text:id="ct162019992">
          <text:deletion>
            <office:change-info>
              <dc:creator>Unbekannter Autor</dc:creator>
              <dc:date>2010-12-03T12:20:00</dc:date>
            </office:change-info>
            <text:p text:style-name="P8">this Database </text:p>
          </text:deletion>
        </text:changed-region>
        <text:changed-region text:id="ct162019896">
          <text:deletion>
            <office:change-info>
              <dc:creator>tschuetz</dc:creator>
              <dc:date>2011-02-24T15:01:00</dc:date>
            </office:change-info>
            <text:p text:style-name="P8"><text:s/>automatically</text:p>
          </text:deletion>
        </text:changed-region>
        <text:changed-region text:id="ct162019800">
          <text:deletion>
            <office:change-info>
              <dc:creator>Unknown Author</dc:creator>
              <dc:date>2010-12-03T12:54:00</dc:date>
            </office:change-info>
            <text:p text:style-name="P8">autonatically</text:p>
          </text:deletion>
        </text:changed-region>
        <text:changed-region text:id="ct162019704">
          <text:deletion>
            <office:change-info>
              <dc:creator>tschuetz</dc:creator>
              <dc:date>2011-02-24T15:01:00</dc:date>
            </office:change-info>
            <text:p text:style-name="P8"><text:s/>dcreatebe <text:s/>will <text:s/>database this</text:p>
          </text:deletion>
        </text:changed-region>
        <text:changed-region text:id="ct162019608">
          <text:deletion>
            <office:change-info>
              <dc:creator>Unbekannter Autor</dc:creator>
              <dc:date>2010-12-03T12:20:00</dc:date>
            </office:change-info>
            <text:p text:style-name="P8">you</text:p>
          </text:deletion>
        </text:changed-region>
        <text:changed-region text:id="ct162019512">
          <text:deletion>
            <office:change-info>
              <dc:creator>tschuetz</dc:creator>
              <dc:date>2011-02-24T15:01:00</dc:date>
            </office:change-info>
            <text:p text:style-name="P8">'HelloWorld' (</text:p>
          </text:deletion>
        </text:changed-region>
        <text:changed-region text:id="ct162019416">
          <text:deletion>
            <office:change-info>
              <dc:creator>Unknown Author</dc:creator>
              <dc:date>2010-12-03T12:55:00</dc:date>
            </office:change-info>
            <text:p text:style-name="P8">the name of a Database </text:p>
          </text:deletion>
        </text:changed-region>
        <text:changed-region text:id="ct162019320">
          <text:deletion>
            <office:change-info>
              <dc:creator>tschuetz</dc:creator>
              <dc:date>2011-02-24T15:01:00</dc:date>
            </office:change-info>
            <text:p text:style-name="P8"><text:s/>the default value to set</text:p>
          </text:deletion>
        </text:changed-region>
        <text:changed-region text:id="ct162019224">
          <text:deletion>
            <office:change-info>
              <dc:creator>Unknown Author</dc:creator>
              <dc:date>2010-12-03T12:54:00</dc:date>
            </office:change-info>
            <text:p text:style-name="P8"><text:s/>and set setting</text:p>
          </text:deletion>
        </text:changed-region>
        <text:changed-region text:id="ct162019128">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162019032">
          <text:deletion>
            <office:change-info>
              <dc:creator>Unbekannter Autor</dc:creator>
              <dc:date>2010-12-02T15:01:00</dc:date>
            </office:change-info>
            <text:p text:style-name="P8"><office:annotation><dc:creator>Ingo Herwig</dc:creator><dc:date>2010-11-24T16:53:29</dc:date><text:p text:style-name="P78"><text:span text:style-name="T35">Package Angabe ist unnötig, weil man vom Diagramm ausgeht. Ansonsten würde ich sie bei der CMS Klasse auch ergänzen</text:span></text:p></office:annotation></text:p>
          </text:deletion>
        </text:changed-region>
        <text:changed-region text:id="ct162018936">
          <text:deletion>
            <office:change-info>
              <dc:creator>tschuetz</dc:creator>
              <dc:date>2011-02-24T15:01:00</dc:date>
            </office:change-info>
            <text:list xml:id="list1802450371" text:continue-numbering="true" text:style-name="L1">
              <text:list-item>
                <text:p text:style-name="P6"><text:s/>like:<text:line-break/></text:p>
              </text:list-item>
            </text:list>
            <text:p text:style-name="Heading_20_3">Configuration</text:p>
            <text:list xml:id="list2151514991" text:continue-list="list442724392"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1.9898in" svg:height="2.4898in"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1961064824" text:continue-list="list1802450371" text:style-name="L1">
              <text:list-item>
                <text:p text:style-name="P6">In Package server.inilook</text:p>
              </text:list-item>
            </text:list>
          </text:deletion>
        </text:changed-region>
        <text:changed-region text:id="ct162018840">
          <text:deletion>
            <office:change-info>
              <dc:creator>Unbekannter Autor</dc:creator>
              <dc:date>2010-12-03T12:19:00</dc:date>
            </office:change-info>
            <text:p text:style-name="P8">looks</text:p>
          </text:deletion>
        </text:changed-region>
        <text:changed-region text:id="ct162018744">
          <text:deletion>
            <office:change-info>
              <dc:creator>tschuetz</dc:creator>
              <dc:date>2011-02-24T15:01:00</dc:date>
            </office:change-info>
            <text:list xml:id="list148307203" text:continue-numbering="true" text:style-name="L1">
              <text:list-item>
                <text:p text:style-name="P6"><text:line-break/></text:p>
              </text:list-item>
              <text:list-item>
                <text:p text:style-name="P6">The results should </text:p>
              </text:list-item>
            </text:list>
          </text:deletion>
        </text:changed-region>
        <text:changed-region text:id="ct162018648">
          <text:deletion>
            <office:change-info>
              <dc:creator>Unknown Author</dc:creator>
              <dc:date>2010-12-05T10:13:00</dc:date>
            </office:change-info>
            <text:p text:style-name="P8"><text:line-break/></text:p>
          </text:deletion>
        </text:changed-region>
        <text:changed-region text:id="ct162018552">
          <text:deletion>
            <office:change-info>
              <dc:creator>tschuetz</dc:creator>
              <dc:date>2011-02-24T15:01:00</dc:date>
            </office:change-info>
            <text:list xml:id="list1826565412" text:continue-numbering="true" text:style-name="L1">
              <text:list-item>
                <text:p text:style-name="P6">Navigable.</text:p>
              </text:list-item>
            </text:list>
            <text:list xml:id="list1092040398" text:continue-list="list2151514991" text:style-name="L2">
              <text:list-header>
                <text:p text:style-name="P7"/>
              </text:list-header>
            </text:list>
            <text:list xml:id="list1805794723" text:continue-list="list1826565412"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162013896">
          <text:deletion>
            <office:change-info>
              <dc:creator>Ingo Herwig</dc:creator>
              <dc:date>2010-11-24T16:50:00</dc:date>
            </office:change-info>
            <text:p text:style-name="P8">Bi-</text:p>
          </text:deletion>
        </text:changed-region>
        <text:changed-region text:id="ct162013800">
          <text:deletion>
            <office:change-info>
              <dc:creator>tschuetz</dc:creator>
              <dc:date>2011-02-24T15:01:00</dc:date>
            </office:change-info>
            <text:list xml:id="list1398782656" text:continue-numbering="true" text:style-name="L1">
              <text:list-item>
                <text:p text:style-name="P10"/>
              </text:list-item>
            </text:list>
            <text:list xml:id="list2101924200" text:continue-list="list1092040398" text:style-name="L2">
              <text:list-item>
                <text:p text:style-name="P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903320954" text:continue-list="list1398782656" text:style-name="L1">
              <text:list-item>
                <text:p text:style-name="P6">In composition property set the SourceNavigability <text:span text:style-name="T11">and</text:span> TargetNavigability <text:s/>as </text:p>
              </text:list-item>
            </text:list>
          </text:deletion>
        </text:changed-region>
        <text:changed-region text:id="ct162429936">
          <text:deletion>
            <office:change-info>
              <dc:creator>Unknown Author</dc:creator>
              <dc:date>2010-12-05T10:12:00</dc:date>
            </office:change-info>
            <text:p text:style-name="P8"><text:line-break/></text:p>
          </text:deletion>
        </text:changed-region>
        <text:changed-region text:id="ct162429840">
          <text:deletion>
            <office:change-info>
              <dc:creator>tschuetz</dc:creator>
              <dc:date>2011-02-24T15:01:00</dc:date>
            </office:change-info>
            <text:list xml:id="list2036370766"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163383368">
          <text:deletion>
            <office:change-info>
              <dc:creator>Ingo Herwig</dc:creator>
              <dc:date>2010-11-24T16:49:00</dc:date>
            </office:change-info>
            <text:p text:style-name="P8"><text:s/></text:p>
          </text:deletion>
        </text:changed-region>
        <text:changed-region text:id="ct162435240">
          <text:deletion>
            <office:change-info>
              <dc:creator>tschuetz</dc:creator>
              <dc:date>2011-02-24T15:01:00</dc:date>
            </office:change-info>
            <text:p text:style-name="P8">” type </text:p>
          </text:deletion>
        </text:changed-region>
        <text:changed-region text:id="ct162938360">
          <text:deletion>
            <office:change-info>
              <dc:creator>Unbekannter Autor</dc:creator>
              <dc:date>2010-12-02T15:01:00</dc:date>
            </office:change-info>
            <text:p text:style-name="P8"><office:annotation><dc:creator>Ingo Herwig</dc:creator><dc:date>2010-11-24T16:47:27</dc:date><text:p text:style-name="P78"><text:span text:style-name="T35">Klein schreiben</text:span></text:p></office:annotation></text:p>
          </text:deletion>
        </text:changed-region>
        <text:changed-region text:id="ct162881592">
          <text:deletion>
            <office:change-info>
              <dc:creator>tschuetz</dc:creator>
              <dc:date>2011-02-24T15:01:00</dc:date>
            </office:change-info>
            <text:p text:style-name="P8">oler</text:p>
          </text:deletion>
        </text:changed-region>
        <text:changed-region text:id="ct162754592">
          <text:deletion>
            <office:change-info>
              <dc:creator>Unknown Author</dc:creator>
              <dc:date>2010-11-25T15:40:00</dc:date>
            </office:change-info>
            <text:p text:style-name="P8">R</text:p>
          </text:deletion>
        </text:changed-region>
        <text:changed-region text:id="ct162803016">
          <text:deletion>
            <office:change-info>
              <dc:creator>tschuetz</dc:creator>
              <dc:date>2011-02-24T15:01:00</dc:date>
            </office:change-info>
            <text:list xml:id="list204242758"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163094600">
          <text:deletion>
            <office:change-info>
              <dc:creator>Ingo Herwig</dc:creator>
              <dc:date>2010-11-24T16:48:00</dc:date>
            </office:change-info>
            <text:p text:style-name="P8">to</text:p>
          </text:deletion>
        </text:changed-region>
        <text:changed-region text:id="ct162841368">
          <text:deletion>
            <office:change-info>
              <dc:creator>tschuetz</dc:creator>
              <dc:date>2011-02-24T15:01:00</dc:date>
            </office:change-info>
            <text:list xml:id="list2006113287" text:continue-numbering="true" text:style-name="L1">
              <text:list-item>
                <text:p text:style-name="P6"><text:s/>that inherits from EntityBase.<text:line-break/></text:p>
              </text:list-item>
              <text:list-item>
                <text:p text:style-name="P6">Add to </text:p>
              </text:list-item>
            </text:list>
          </text:deletion>
        </text:changed-region>
        <text:changed-region text:id="ct162841720">
          <text:deletion>
            <office:change-info>
              <dc:creator>Ingo Herwig</dc:creator>
              <dc:date>2010-11-24T16:47:00</dc:date>
            </office:change-info>
            <text:p text:style-name="P8">" </text:p>
          </text:deletion>
        </text:changed-region>
        <text:changed-region text:id="ct163073832">
          <text:deletion>
            <office:change-info>
              <dc:creator>tschuetz</dc:creator>
              <dc:date>2011-02-24T15:01:00</dc:date>
            </office:change-info>
            <text:list xml:id="list37790279"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162841592">
          <text:deletion>
            <office:change-info>
              <dc:creator>Unknown Author</dc:creator>
              <dc:date>2010-11-25T15:40:00</dc:date>
            </office:change-info>
            <text:p text:style-name="P8">d</text:p>
          </text:deletion>
        </text:changed-region>
        <text:changed-region text:id="ct162790792">
          <text:deletion>
            <office:change-info>
              <dc:creator>tschuetz</dc:creator>
              <dc:date>2011-02-24T15:01:00</dc:date>
            </office:change-info>
            <text:p text:style-name="P8">” select <text:s/>“fckeditor” from the drop</text:p>
          </text:deletion>
        </text:changed-region>
        <text:changed-region text:id="ct162988520">
          <text:deletion>
            <office:change-info>
              <dc:creator>Unknown Author</dc:creator>
              <dc:date>2010-12-03T13:49:00</dc:date>
            </office:change-info>
            <text:p text:style-name="P8"><office:annotation><dc:creator>Ingo Herwig</dc:creator><dc:date>2010-11-24T16:44:13</dc:date><text:p text:style-name="P78"><text:span text:style-name="T35">Kleines d in description laut Diagramm</text:span></text:p></office:annotation></text:p>
          </text:deletion>
        </text:changed-region>
        <text:changed-region text:id="ct162492056">
          <text:deletion>
            <office:change-info>
              <dc:creator>tschuetz</dc:creator>
              <dc:date>2011-02-24T15:01:00</dc:date>
            </office:change-info>
            <text:p text:style-name="P8">escriptiond</text:p>
          </text:deletion>
        </text:changed-region>
        <text:changed-region text:id="ct162881968">
          <text:deletion>
            <office:change-info>
              <dc:creator>Unknown Author</dc:creator>
              <dc:date>2010-11-25T15:40:00</dc:date>
            </office:change-info>
            <text:p text:style-name="P8">D</text:p>
          </text:deletion>
        </text:changed-region>
        <text:changed-region text:id="ct162060368">
          <text:deletion>
            <office:change-info>
              <dc:creator>tschuetz</dc:creator>
              <dc:date>2011-02-24T15:01:00</dc:date>
            </office:change-info>
            <text:list xml:id="list1667037373" text:continue-numbering="true" text:style-name="L1">
              <text:list-item>
                <text:p text:style-name="P6">.<text:line-break/></text:p>
              </text:list-item>
            </text:list>
            <text:list xml:id="list1261594046" text:continue-list="list2101924200" text:style-name="L2">
              <text:list-item>
                <text:p text:style-name="P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7"/>
              </text:list-item>
            </text:list>
            <text:list xml:id="list580834035" text:continue-list="list1667037373"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text:id="ct162803952">
          <text:deletion>
            <office:change-info>
              <dc:creator>Unknown Author</dc:creator>
              <dc:date>2010-12-03T12:49:00</dc:date>
            </office:change-info>
            <text:p text:style-name="P17">not necessary but useful</text:p>
          </text:deletion>
        </text:changed-region>
        <text:changed-region text:id="ct163383736">
          <text:deletion>
            <office:change-info>
              <dc:creator>tschuetz</dc:creator>
              <dc:date>2011-02-24T15:01:00</dc:date>
            </office:change-info>
            <text:p text:style-name="P17">. This is </text:p>
          </text:deletion>
        </text:changed-region>
        <text:changed-region text:id="ct163375848">
          <text:deletion>
            <office:change-info>
              <dc:creator>Unbekannter Autor</dc:creator>
              <dc:date>2010-12-03T10:11:00</dc:date>
            </office:change-info>
            <text:p text:style-name="P17"><office:annotation><dc:creator>Ingo Herwig</dc:creator><dc:date>2010-11-24T16:43:13</dc:date><text:p text:style-name="P78"><text:span text:style-name="T35">name mit kleinem </text:span><text:span text:style-name="T37">n</text:span><text:span text:style-name="T35">! Laut Diagramm</text:span></text:p></office:annotation></text:p>
          </text:deletion>
        </text:changed-region>
        <text:changed-region text:id="ct162754944">
          <text:deletion>
            <office:change-info>
              <dc:creator>tschuetz</dc:creator>
              <dc:date>2011-02-24T15:01:00</dc:date>
            </office:change-info>
            <text:p text:style-name="P17">amen</text:p>
          </text:deletion>
        </text:changed-region>
        <text:changed-region text:id="ct162815248">
          <text:deletion>
            <office:change-info>
              <dc:creator>Unknown Author</dc:creator>
              <dc:date>2010-11-25T15:40:00</dc:date>
            </office:change-info>
            <text:p text:style-name="P17">N</text:p>
          </text:deletion>
        </text:changed-region>
        <text:changed-region text:id="ct162863384">
          <text:deletion>
            <office:change-info>
              <dc:creator>tschuetz</dc:creator>
              <dc:date>2011-02-24T15:01:00</dc:date>
            </office:change-info>
            <text:p text:style-name="P8"><text:span text:style-name="T12">: </text:span><text:s/><text:span text:style-name="T12">is tag value </text:span>display_Value</text:p>
          </text:deletion>
        </text:changed-region>
        <text:changed-region text:id="ct163377456">
          <text:deletion>
            <office:change-info>
              <dc:creator>Unbekannter Autor</dc:creator>
              <dc:date>2010-12-03T10:12:00</dc:date>
            </office:change-info>
            <text:p text:style-name="P8"><text:s/>in the</text:p>
          </text:deletion>
        </text:changed-region>
        <text:changed-region text:id="ct163048264">
          <text:deletion>
            <office:change-info>
              <dc:creator>tschuetz</dc:creator>
              <dc:date>2011-02-24T15:01:00</dc:date>
            </office:change-info>
            <text:p text:style-name="P8">check that </text:p>
          </text:deletion>
        </text:changed-region>
        <text:changed-region text:id="ct162017936">
          <text:deletion>
            <office:change-info>
              <dc:creator>Unbekannter Autor</dc:creator>
              <dc:date>2010-12-03T10:12:00</dc:date>
            </office:change-info>
            <text:p text:style-name="P8">write</text:p>
          </text:deletion>
        </text:changed-region>
        <text:changed-region text:id="ct162017808">
          <text:deletion>
            <office:change-info>
              <dc:creator>tschuetz</dc:creator>
              <dc:date>2011-02-24T15:01:00</dc:date>
            </office:change-info>
            <text:list xml:id="list1307966167" text:continue-numbering="true" text:style-name="L1">
              <text:list-item>
                <text:p text:style-name="P10"/>
              </text:list-item>
            </text:list>
            <text:list xml:id="list1292463572" text:continue-list="list1261594046" text:style-name="L2">
              <text:list-header>
                <text:p text:style-name="P18"/>
              </text:list-header>
            </text:list>
            <text:list xml:id="list1561251017" text:continue-list="list1307966167" text:style-name="L1">
              <text:list-item>
                <text:p text:style-name="P6">Now click on <text:s/>“Enterprise” and <text:s/></text:p>
              </text:list-item>
            </text:list>
          </text:deletion>
        </text:changed-region>
        <text:changed-region text:id="ct162017680">
          <text:deletion>
            <office:change-info>
              <dc:creator>Unknown Author</dc:creator>
              <dc:date>2010-12-05T10:12:00</dc:date>
            </office:change-info>
            <text:p text:style-name="P8"><text:line-break/></text:p>
          </text:deletion>
        </text:changed-region>
        <text:changed-region text:id="ct162017552">
          <text:deletion>
            <office:change-info>
              <dc:creator>tschuetz</dc:creator>
              <dc:date>2011-02-24T15:01:00</dc:date>
            </office:change-info>
            <text:p text:style-name="P8"><text:s/>them name and description.rename the 2 attributes of Enterprise as</text:p>
          </text:deletion>
        </text:changed-region>
        <text:changed-region text:id="ct162017424">
          <text:deletion>
            <office:change-info>
              <dc:creator>Unknown Author</dc:creator>
              <dc:date>2010-12-03T12:49:00</dc:date>
            </office:change-info>
            <text:p text:style-name="P8">Call</text:p>
          </text:deletion>
        </text:changed-region>
        <text:changed-region text:id="ct162017296">
          <text:deletion>
            <office:change-info>
              <dc:creator>tschuetz</dc:creator>
              <dc:date>2011-02-24T15:01:00</dc:date>
            </office:change-info>
            <text:list xml:id="list1319695850" text:continue-numbering="true" text:style-name="L1">
              <text:list-item>
                <text:p text:style-name="P6">.</text:p>
              </text:list-item>
            </text:list>
            <text:list xml:id="list489965476" text:continue-list="list1292463572" text:style-name="L2">
              <text:list-header>
                <text:p text:style-name="P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783438933" text:continue-list="list1319695850" text:style-name="L1">
              <text:list-item>
                <text:p text:style-name="P6"/>
              </text:list-item>
            </text:list>
          </text:deletion>
        </text:changed-region>
        <text:changed-region text:id="ct162017168">
          <text:deletion>
            <office:change-info>
              <dc:creator>Unknown Author</dc:creator>
              <dc:date>2010-12-03T12:49:00</dc:date>
            </office:change-info>
            <text:p text:style-name="P8"><office:annotation><dc:creator>Ingo Herwig</dc:creator><dc:date>2010-11-24T16:42:07</dc:date><text:p text:style-name="P78"><text:span text:style-name="T35">Eigentlich das vorhandene umbenennen und ein neues hinzufügen</text:span></text:p></office:annotation>s</text:p>
          </text:deletion>
        </text:changed-region>
        <text:changed-region text:id="ct162017040">
          <text:deletion>
            <office:change-info>
              <dc:creator>tschuetz</dc:creator>
              <dc:date>2011-02-24T15:01:00</dc:date>
            </office:change-info>
            <text:p text:style-name="P8"><text:s/>attributeone</text:p>
          </text:deletion>
        </text:changed-region>
        <text:changed-region text:id="ct162016912">
          <text:deletion>
            <office:change-info>
              <dc:creator>Unknown Author</dc:creator>
              <dc:date>2010-12-03T12:48:00</dc:date>
            </office:change-info>
            <text:p text:style-name="P8">two</text:p>
          </text:deletion>
        </text:changed-region>
        <text:changed-region text:id="ct162016784">
          <text:deletion>
            <office:change-info>
              <dc:creator>tschuetz</dc:creator>
              <dc:date>2011-02-24T15:01:00</dc:date>
            </office:change-info>
            <text:list xml:id="list1036078174" text:continue-numbering="true" text:style-name="L1">
              <text:list-item>
                <text:p text:style-name="P6"><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179738473" text:continue-list="list489965476" text:style-name="L2">
              <text:list-header>
                <text:p text:style-name="P7"/>
              </text:list-header>
            </text:list>
            <text:list xml:id="list351081215" text:continue-list="list1036078174" text:style-name="L1">
              <text:list-item>
                <text:p text:style-name="P6">Right click on <text:s/>Enterprise and create </text:p>
              </text:list-item>
            </text:list>
          </text:deletion>
        </text:changed-region>
        <text:changed-region text:id="ct162016656">
          <text:deletion>
            <office:change-info>
              <dc:creator>Unknown Author</dc:creator>
              <dc:date>2010-11-25T15:42:00</dc:date>
            </office:change-info>
            <text:p text:style-name="P8">class</text:p>
          </text:deletion>
        </text:changed-region>
        <text:changed-region text:id="ct162016528">
          <text:deletion>
            <office:change-info>
              <dc:creator>tschuetz</dc:creator>
              <dc:date>2011-02-24T15:01:00</dc:date>
            </office:change-info>
            <text:p text:style-name="P8">ename the example r</text:p>
          </text:deletion>
        </text:changed-region>
        <text:changed-region text:id="ct162016400">
          <text:deletion>
            <office:change-info>
              <dc:creator>Unknown Author</dc:creator>
              <dc:date>2010-11-25T15:42:00</dc:date>
            </office:change-info>
            <text:p text:style-name="P8">R</text:p>
          </text:deletion>
        </text:changed-region>
        <text:changed-region text:id="ct162016272">
          <text:deletion>
            <office:change-info>
              <dc:creator>tschuetz</dc:creator>
              <dc:date>2011-02-24T15:01:00</dc:date>
            </office:change-info>
            <text:list xml:id="list721885543" text:continue-numbering="true" text:style-name="L1">
              <text:list-item>
                <text:p text:style-name="P6">first class you simply need to For the </text:p>
              </text:list-item>
            </text:list>
            <text:list xml:id="list1036570768" text:continue-list="list179738473" text:style-name="L2">
              <text:list-header>
                <text:p text:style-name="P7"><draw:frame draw:style-name="fr1" draw:name="Grafik5" text:anchor-type="paragraph" svg:width="2.0945in" svg:height="2.0283in" draw:z-index="0"><draw:image xlink:href="Pictures/10000000000000FF000000F753F79F3D.png" xlink:type="simple" xlink:show="embed" xlink:actuate="onLoad"/></draw:frame></text:p>
                <text:p text:style-name="P7"/>
              </text:list-header>
            </text:list>
            <text:list xml:id="list756090594" text:continue-list="list721885543" text:style-name="L1">
              <text:list-item>
                <text:p text:style-name="P6"><text:s/>Drag a ChiNode <text:s/>and drop in the diagram area for each new class you want to create..</text:p>
              </text:list-item>
            </text:list>
          </text:deletion>
        </text:changed-region>
        <text:changed-region text:id="ct162016144">
          <text:deletion>
            <office:change-info>
              <dc:creator>Unknown Author</dc:creator>
              <dc:date>2010-12-03T12:47:00</dc:date>
            </office:change-info>
            <text:p text:style-name="P8"><office:annotation><dc:creator>Ingo Herwig</dc:creator><dc:date>2010-11-24T16:45:46</dc:date><text:p text:style-name="P78"><text:span text:style-name="T35">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62016016">
          <text:deletion>
            <office:change-info>
              <dc:creator>tschuetz</dc:creator>
              <dc:date>2011-02-24T15:01:00</dc:date>
            </office:change-info>
            <text:list xml:id="list1131358527"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162015888">
          <text:deletion>
            <office:change-info>
              <dc:creator>Unknown Author</dc:creator>
              <dc:date>2010-12-03T12:47:00</dc:date>
            </office:change-info>
            <text:p text:style-name="P8"><office:annotation><dc:creator>Ingo Herwig</dc:creator><dc:date>2010-11-24T16:37:40</dc:date><text:p text:style-name="P78"><text:span text:style-name="T35">Das Diagramm liegt im 0.992 release unter „Hello World/ChiDomain/application/include/model“</text:span></text:p></office:annotation></text:p>
          </text:deletion>
        </text:changed-region>
        <text:changed-region text:id="ct162015760">
          <text:deletion>
            <office:change-info>
              <dc:creator>tschuetz</dc:creator>
              <dc:date>2011-02-24T15:01:00</dc:date>
            </office:change-info>
            <text:list xml:id="list973969861"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162015632">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162015504">
          <text:deletion>
            <office:change-info>
              <dc:creator>tschuetz</dc:creator>
              <dc:date>2011-02-24T15:01:00</dc:date>
            </office:change-info>
            <text:p text:style-name="P8">”.</text:p>
          </text:deletion>
        </text:changed-region>
        <text:changed-region text:id="ct162015376">
          <text:deletion>
            <office:change-info>
              <dc:creator>Unknown Author</dc:creator>
              <dc:date>2010-11-24T13:35:00</dc:date>
            </office:change-info>
            <text:p text:style-name="P8"><office:annotation><dc:creator>Ingo Herwig</dc:creator><dc:date>2010-11-24T16:32:04</dc:date><text:p text:style-name="P78"><text:span text:style-name="T38">Im 0.992 release heisst die Kopie genauso wie das Original</text:span></text:p></office:annotation>New Model</text:p>
          </text:deletion>
        </text:changed-region>
        <text:changed-region text:id="ct162015248">
          <text:deletion>
            <office:change-info>
              <dc:creator>tschuetz</dc:creator>
              <dc:date>2011-02-24T15:01:00</dc:date>
            </office:change-info>
            <text:list xml:id="list377805909"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162015120">
          <text:deletion>
            <office:change-info>
              <dc:creator>Unknown Author</dc:creator>
              <dc:date>2010-11-25T15:58:00</dc:date>
            </office:change-info>
            <text:p text:style-name="P8"><text:s/>model</text:p>
          </text:deletion>
        </text:changed-region>
        <text:changed-region text:id="ct162014992">
          <text:deletion>
            <office:change-info>
              <dc:creator>tschuetz</dc:creator>
              <dc:date>2011-02-24T15:01:00</dc:date>
            </office:change-info>
            <text:list xml:id="list1102138463"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text:id="ct162014864">
          <text:deletion>
            <office:change-info>
              <dc:creator>Unknown Author</dc:creator>
              <dc:date>2010-12-05T10:12:00</dc:date>
            </office:change-info>
            <text:p text:style-name="P8"><office:annotation><dc:creator>Ingo Herwig</dc:creator><dc:date>2010-11-24T15:57:37</dc:date><text:p text:style-name="P78"><text:span text:style-name="T35">Im 0.992 release heisst das Modell noch “Chronos default“</text:span></text:p></office:annotation></text:p>
          </text:deletion>
        </text:changed-region>
        <text:changed-region text:id="ct162014736">
          <text:deletion>
            <office:change-info>
              <dc:creator>Unknown Author</dc:creator>
              <dc:date>2010-11-25T15:35:00</dc:date>
            </office:change-info>
            <text:p text:style-name="P8"><text:s/>model</text:p>
          </text:deletion>
        </text:changed-region>
        <text:changed-region text:id="ct162014608">
          <text:deletion>
            <office:change-info>
              <dc:creator>tschuetz</dc:creator>
              <dc:date>2011-02-24T15:01:00</dc:date>
            </office:change-info>
            <text:p text:style-name="P8">efault_d</text:p>
          </text:deletion>
        </text:changed-region>
        <text:changed-region text:id="ct162014480">
          <text:deletion>
            <office:change-info>
              <dc:creator>Unknown Author</dc:creator>
              <dc:date>2010-11-25T15:35:00</dc:date>
            </office:change-info>
            <text:p text:style-name="P8"><text:s/>D</text:p>
          </text:deletion>
        </text:changed-region>
        <text:changed-region text:id="ct162014352">
          <text:deletion>
            <office:change-info>
              <dc:creator>tschuetz</dc:creator>
              <dc:date>2011-02-24T15:01:00</dc:date>
            </office:change-info>
            <text:list xml:id="list754299629" text:continue-numbering="true" text:style-name="L1">
              <text:list-item>
                <text:p text:style-name="P6">]/cwm/gui/ </text:p>
              </text:list-item>
              <text:list-item>
                <text:p text:style-name="P6">In the model tree you'll see a model called “ChronosIP</text:p>
              </text:list-item>
            </text:list>
          </text:deletion>
        </text:changed-region>
        <text:changed-region text:id="ct162014224">
          <text:deletion>
            <office:change-info>
              <dc:creator>Unknown Author</dc:creator>
              <dc:date>2010-11-25T15:58:00</dc:date>
            </office:change-info>
            <text:p text:style-name="P8">URL</text:p>
          </text:deletion>
        </text:changed-region>
        <text:changed-region text:id="ct162014096">
          <text:deletion>
            <office:change-info>
              <dc:creator>tschuetz</dc:creator>
              <dc:date>2011-02-24T15:01:00</dc:date>
            </office:change-info>
            <text:list xml:id="list492861704" text:continue-numbering="true" text:style-name="L1">
              <text:list-item>
                <text:p text:style-name="P10"/>
              </text:list-item>
            </text:list>
            <text:p text:style-name="Heading_20_3">Modeling</text:p>
            <text:list xml:id="list747968819" text:continue-numbering="true" text:style-name="L1">
              <text:list-item>
                <text:p text:style-name="P6">Start the Chronos Web Modeler by browsing to [YOUR</text:p>
              </text:list-item>
            </text:list>
          </text:deletion>
        </text:changed-region>
        <text:changed-region text:id="ct162436280">
          <text:deletion>
            <office:change-info>
              <dc:creator>Unknown Author</dc:creator>
              <dc:date>2010-12-03T12:38:00</dc:date>
            </office:change-info>
            <text:p text:style-name="P20"><office:annotation><dc:creator>Ingo Herwig</dc:creator><dc:date>2010-11-24T15:58:09</dc:date><text:p text:style-name="P78"><text:span text:style-name="T35">Existiert im 0.992 release noch nicht</text:span></text:p></office:annotation></text:p>
          </text:deletion>
        </text:changed-region>
        <text:changed-region text:id="ct162013704">
          <text:deletion>
            <office:change-info>
              <dc:creator>tschuetz</dc:creator>
              <dc:date>2011-02-24T15:01:00</dc:date>
            </office:change-info>
            <text:p text:style-name="P20"><text:s/>installation.CWM</text:p>
          </text:deletion>
        </text:changed-region>
        <text:changed-region text:id="ct162013576">
          <text:deletion>
            <office:change-info>
              <dc:creator>Unknown Author</dc:creator>
              <dc:date>2010-12-03T12:34:00</dc:date>
            </office:change-info>
            <text:p text:style-name="P20">cwm</text:p>
          </text:deletion>
        </text:changed-region>
        <text:changed-region text:id="ct162013448">
          <text:deletion>
            <office:change-info>
              <dc:creator>tschuetz</dc:creator>
              <dc:date>2011-02-24T15:01:00</dc:date>
            </office:change-info>
            <text:list xml:id="list1813088619"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text:id="ct162013320">
          <text:deletion>
            <office:change-info>
              <dc:creator>Unknown Author</dc:creator>
              <dc:date>2010-12-03T12:34:00</dc:date>
            </office:change-info>
            <text:p text:style-name="P8">.applicance</text:p>
          </text:deletion>
        </text:changed-region>
        <text:changed-region text:id="ct162437704">
          <text:deletion>
            <office:change-info>
              <dc:creator>tschuetz</dc:creator>
              <dc:date>2011-02-24T15:01:00</dc:date>
            </office:change-info>
            <text:p text:style-name="P8"><text:s/>Chronos Web Modelerthe <text:s/></text:p>
          </text:deletion>
        </text:changed-region>
        <text:changed-region text:id="ct162436152">
          <text:deletion>
            <office:change-info>
              <dc:creator>Unbekannter Autor</dc:creator>
              <dc:date>2010-12-03T12:23:00</dc:date>
            </office:change-info>
            <text:p text:style-name="P8"><text:s/></text:p>
          </text:deletion>
        </text:changed-region>
        <text:changed-region text:id="ct162436056">
          <text:deletion>
            <office:change-info>
              <dc:creator>Unknown Author</dc:creator>
              <dc:date>2010-11-25T15:32:00</dc:date>
            </office:change-info>
            <text:p text:style-name="P8">nstall</text:p>
          </text:deletion>
        </text:changed-region>
        <text:changed-region text:id="ct162435960">
          <text:deletion>
            <office:change-info>
              <dc:creator>tschuetz</dc:creator>
              <dc:date>2011-02-24T15:01:00</dc:date>
            </office:change-info>
            <text:list xml:id="list117921371"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162270984">
          <text:deletion>
            <office:change-info>
              <dc:creator>Unknown Author</dc:creator>
              <dc:date>2010-11-25T15:32:00</dc:date>
            </office:change-info>
            <text:p text:style-name="P8">XAMPP</text:p>
          </text:deletion>
        </text:changed-region>
        <text:changed-region text:id="ct162437576">
          <text:deletion>
            <office:change-info>
              <dc:creator>tschuetz</dc:creator>
              <dc:date>2011-02-24T15:01:00</dc:date>
            </office:change-info>
            <text:list xml:id="list2113500067" text:continue-numbering="true" text:style-name="L1">
              <text:list-item>
                <text:p text:style-name="P10"/>
              </text:list-item>
            </text:list>
            <text:h text:style-name="P21" text:outline-level="2">Skills</text:h>
            <text:list xml:id="list744074794"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1734277763" text:continue-list="list2113500067" text:style-name="L1">
              <text:list-item>
                <text:p text:style-name="P6">Install </text:p>
              </text:list-item>
            </text:list>
          </text:deletion>
        </text:changed-region>
        <text:changed-region text:id="ct162437480">
          <text:deletion>
            <office:change-info>
              <dc:creator>Unknown Author</dc:creator>
              <dc:date>2010-11-25T15:20:00</dc:date>
            </office:change-info>
            <text:list xml:id="list987990918" text:continue-numbering="true" text:style-name="L1">
              <text:list-item>
                <text:p text:style-name="P6">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162434232">
          <text:deletion>
            <office:change-info>
              <dc:creator>Unbekannter Autor</dc:creator>
              <dc:date>2010-12-03T12:22:00</dc:date>
            </office:change-info>
            <text:p text:style-name="P8"><text:s/></text:p>
          </text:deletion>
        </text:changed-region>
        <text:changed-region text:id="ct162434136">
          <text:deletion>
            <office:change-info>
              <dc:creator>tschuetz</dc:creator>
              <dc:date>2011-02-24T15:01:00</dc:date>
            </office:change-info>
            <text:list xml:id="list1969135777"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http://sourceforge.net/projects/wcmf/</text:a> </text:p>
            <text:h text:style-name="P21" text:outline-level="2">REQUIREMENTS</text:h>
            <text:list xml:id="list1905269114" text:continue-numbering="true" text:style-name="L1">
              <text:list-item>
                <text:p text:style-name="P6"/>
              </text:list-item>
            </text:list>
          </text:deletion>
        </text:changed-region>
        <text:changed-region text:id="ct162434040">
          <text:deletion>
            <office:change-info>
              <dc:creator>Ingo Herwig</dc:creator>
              <dc:date>2010-11-24T13:48:00</dc:date>
            </office:change-info>
            <text:list xml:id="list813369149" text:continue-numbering="true" text:style-name="L1">
              <text:list-item>
                <text:p text:style-name="P6"><text:s/></text:p>
              </text:list-item>
            </text:list>
          </text:deletion>
        </text:changed-region>
        <text:changed-region text:id="ct162437264">
          <text:deletion>
            <office:change-info>
              <dc:creator>tschuetz</dc:creator>
              <dc:date>2011-02-24T15:01:00</dc:date>
            </office:change-info>
            <text:list xml:id="list1973674649"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1391571431" text:continue-numbering="true" text:style-name="L1">
              <text:list-item>
                <text:p text:style-name="P6"><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6"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6" draw:name="graphics51" text:anchor-type="paragraph" svg:y="0.4409in" svg:width="2.5835in" svg:height="1.5937in" draw:z-index="0"><draw:image xlink:href="Pictures/10000000000000F80000009959FB2094.png" xlink:type="simple" xlink:show="embed" xlink:actuate="onLoad"/></draw:frame><draw:frame draw:style-name="fr3"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34"/>
      <text:p text:style-name="P32"/>
      <text:p text:style-name="P32"/>
      <text:p text:style-name="P32"/>
      <text:p text:style-name="P32"/>
      <text:p text:style-name="P32"/>
      <text:p text:style-name="P32"/>
      <text:p text:style-name="P32"/>
      <text:p text:style-name="P32"/>
      <text:p text:style-name="P46"/>
      <text:p text:style-name="P46"><text:title>Cartridge Documentation</text:title></text:p>
      <text:p text:style-name="P44"><text:subject>description of all cartridges</text:subject></text:p>
      <text:p text:style-name="Default_20_Tex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Normal"/>
      <text:p text:style-name="P1"><text:change text:change-id="ct161955760"/></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ABSTRACT<text:tab/>4</text:p>
            <text:p text:style-name="P52">Building and Running Codegenerators<text:tab/>5</text:p>
            <text:p text:style-name="P53">Preparation<text:tab/>5</text:p>
            <text:p text:style-name="P53">Chronos Codegenerators<text:tab/>5</text:p>
            <text:p text:style-name="P52">Running Codegenerators from CWM<text:tab/>7</text:p>
            <text:p text:style-name="P53">Preconditions<text:tab/>7</text:p>
            <text:p text:style-name="P53">Create Link to your Repository<text:tab/>7</text:p>
            <text:p text:style-name="P53">Configure CWM<text:tab/>7</text:p>
            <text:p text:style-name="P53">Start and Use CWM<text:tab/>7</text:p>
          </text:index-body>
        </text:table-of-content>
        <text:p text:style-name="P47"><text:change-start text:change-id="ct162974832"/></text:p>
        <text:p text:style-name="P47"><text:change-end text:change-id="ct162974832"/></text:p>
      </text:section>
      <text:section text:style-name="Sect3" text:name="Section3">
        <text:p text:style-name="P30"/>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62266872"/><text:change-start text:change-id="ct162266992"/>Thomas Schuetz<text:change-end text:change-id="ct162266992"/></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62284200"/><text:change-start text:change-id="ct162267712"/>0.9.9.5<text:change-end text:change-id="ct162267712"/></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162268416"/>08<text:change-start text:change-id="ct170806312"/>/0<text:change-end text:change-id="ct170806312"/>3<text:change-start text:change-id="ct170635704"/>/11<text:change-end text:change-id="ct170635704"/></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62270816"/><text:change-start text:change-id="ct162271864"/><text:a xlink:type="simple" xlink:href="http://wcmf.svn.sourceforge.net/viewvc/wcmf/trunk/docs/tutorials/HelloWorld">olympos/chronos</text:a><text:change-end text:change-id="ct162271864"/><text:change-start text:change-id="ct162122048"/><text:a xlink:type="simple" xlink:href="http://wcmf.svn.sourceforge.net/viewvc/wcmf/trunk/docs/tutorials/HelloWorld">/docs</text:a><text:change-end text:change-id="ct162122048"/><text:change text:change-id="ct162122144"/></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date</text:p>
            </table:table-cell>
            <table:table-cell table:style-name="Table2.A1" office:value-type="string">
              <text:p text:style-name="P38">author</text:p>
            </table:table-cell>
            <table:table-cell table:style-name="Table2.C1" office:value-type="string">
              <text:p text:style-name="P38">changes</text:p>
            </table:table-cell>
          </table:table-row>
          <table:table-row table:style-name="Table2.1">
            <table:table-cell table:style-name="Table2.A2" office:value-type="date" office:date-value="2011-08-03">
              <text:p text:style-name="P3">08/03/11</text:p>
              <text:change text:change-id="ct162271224"/>
            </table:table-cell>
            <table:table-cell table:style-name="Table2.B2" office:value-type="string">
              <text:p text:style-name="P5"><text:change text:change-id="ct162122720"/><text:change-start text:change-id="ct162122816"/>Thomas Schuetz<text:change-end text:change-id="ct162122816"/></text:p>
            </table:table-cell>
            <table:table-cell table:style-name="Table2.C2" office:value-type="string">
              <text:p text:style-name="P5">created</text:p>
            </table:table-cell>
          </table:table-row>
        </table:table>
        <text:h text:style-name="P77" text:outline-level="1">ABSTRACT</text:h>
        <text:p text:style-name="Default_20_Text"><text:description>documentation for each cartridge:
- purpose
- runnning cartridge from CWM
- runnning cartridge from command line
</text:description></text:p>
        <text:p text:style-name="Default_20_Text"/>
        <text:h text:style-name="P77"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text:p>
        <text:p text:style-name="Text_20_Body_20_Single"/>
        <text:p text:style-name="Text_20_Body_20_Single"/>
        <text:p text:style-name="Text_20_Body_20_Single"/>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73">metamodel</text:p>
            </table:table-cell>
            <table:table-cell table:style-name="Table4.B1" office:value-type="string">
              <text:p text:style-name="P73">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 einzuweben.</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
            </table:table-cell>
          </table:table-row>
          <table:table-row>
            <table:table-cell table:style-name="Table4.A2" office:value-type="string">
              <text:p text:style-name="Text_20_Body_20_Single">jaxb.xsd</text:p>
            </table:table-cell>
            <table:table-cell table:style-name="Table4.B2" office:value-type="string">
              <text:p text:style-name="Table_20_Contents"/>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Table_20_Contents"/>
            </table:table-cell>
          </table:table-row>
          <table:table-row>
            <table:table-cell table:style-name="Table4.A2" office:value-type="string">
              <text:p text:style-name="Text_20_Body_20_Single">soap.xsd</text:p>
            </table:table-cell>
            <table:table-cell table:style-name="Table4.B2" office:value-type="string">
              <text:p text:style-name="Table_20_Contents"/>
            </table:table-cell>
          </table:table-row>
          <table:table-row>
            <table:table-cell table:style-name="Table4.A2" office:value-type="string">
              <text:p text:style-name="Text_20_Body_20_Single">wcmf_profile.eap</text:p>
            </table:table-cell>
            <table:table-cell table:style-name="Table4.B2" office:value-type="string">
              <text:p text:style-name="Table_20_Contents"/>
            </table:table-cell>
          </table:table-row>
          <table:table-row>
            <table:table-cell table:style-name="Table4.A2" office:value-type="string">
              <text:p text:style-name="Text_20_Body_20_Single">wcmf.profile.uml</text:p>
            </table:table-cell>
            <table:table-cell table:style-name="Table4.B2" office:value-type="string">
              <text:p text:style-name="Table_20_Contents"/>
            </table:table-cell>
          </table:table-row>
          <table:table-row>
            <table:table-cell table:style-name="Table4.A2" office:value-type="string">
              <text:p text:style-name="Text_20_Body_20_Single">wsdl.xsd</text:p>
            </table:table-cell>
            <table:table-cell table:style-name="Table4.B2" office:value-type="string">
              <text:p text:style-name="Table_20_Contents"/>
            </table:table-cell>
          </table:table-row>
          <text:soft-page-break/>
          <table:table-row>
            <table:table-cell table:style-name="Table4.A2" office:value-type="string">
              <text:p text:style-name="Text_20_Body_20_Single">XMLSchema.xsd</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Heading_20_1" text:outline-level="1">Cartridges</text:h>
        <text:h text:style-name="Heading_20_2" text:outline-level="2"><text:change text:change-id="ct163066688"/><text:change text:change-id="ct163067576"/><text:change text:change-id="ct163067448"/><text:change text:change-id="ct163068168"/><text:change text:change-id="ct163078544"/><text:change text:change-id="ct163398360"/><text:change text:change-id="ct163056448"/><text:change text:change-id="ct163055400"/><text:change text:change-id="ct162834080"/><text:change text:change-id="ct162438248"/><text:change text:change-id="ct163084384"/><text:change text:change-id="ct162837656"/><text:change text:change-id="ct162860208"/><text:change text:change-id="ct162932920"/><text:change text:change-id="ct163079632"/><text:change text:change-id="ct162878136"/><text:change text:change-id="ct162915920"/><text:change text:change-id="ct162897752"/><text:change text:change-id="ct163098256"/><text:change text:change-id="ct163077792"/><text:change text:change-id="ct163078064"/><text:change text:change-id="ct163079048"/><text:change text:change-id="ct162834208"/><text:change text:change-id="ct163086040"/><text:change text:change-id="ct162835488"/><text:change text:change-id="ct162021912"/><text:change text:change-id="ct162021816"/><text:change text:change-id="ct162021720"/><text:change text:change-id="ct162021624"/><text:change text:change-id="ct162021528"/><text:change text:change-id="ct162021432"/><text:change text:change-id="ct162021336"/><text:change text:change-id="ct162021240"/><text:change text:change-id="ct162021144"/><text:change text:change-id="ct162021048"/><text:change text:change-id="ct162020952"/><text:change text:change-id="ct162020856"/><text:change text:change-id="ct162020760"/><text:change text:change-id="ct162020664"/><text:change text:change-id="ct162020568"/><text:change text:change-id="ct162020472"/><text:change text:change-id="ct162020376"/><text:change text:change-id="ct162020280"/><text:change text:change-id="ct162020184"/><text:change text:change-id="ct162020088"/><text:change text:change-id="ct162019992"/><text:change text:change-id="ct162019896"/><text:change text:change-id="ct162019800"/><text:change text:change-id="ct162019704"/><text:change text:change-id="ct162019608"/><text:change text:change-id="ct162019512"/><text:change text:change-id="ct162019416"/><text:change text:change-id="ct162019320"/><text:change text:change-id="ct162019224"/><text:change text:change-id="ct162019128"/><text:change text:change-id="ct162019032"/><text:change text:change-id="ct162018936"/><text:change text:change-id="ct162018840"/><text:change text:change-id="ct162018744"/><text:change text:change-id="ct162018648"/><text:change text:change-id="ct162018552"/><text:change text:change-id="ct162013896"/><text:change text:change-id="ct162013800"/><text:change text:change-id="ct162429936"/><text:change text:change-id="ct162429840"/><text:change text:change-id="ct163383368"/><text:change text:change-id="ct162435240"/><text:change text:change-id="ct162938360"/><text:change text:change-id="ct162881592"/><text:change text:change-id="ct162754592"/><text:change text:change-id="ct162803016"/><text:change text:change-id="ct163094600"/><text:change text:change-id="ct162841368"/><text:change text:change-id="ct162841720"/><text:change text:change-id="ct163073832"/><text:change text:change-id="ct162841592"/><text:change text:change-id="ct162790792"/><text:change text:change-id="ct162988520"/><text:change text:change-id="ct162492056"/><text:change text:change-id="ct162881968"/><text:change text:change-id="ct162060368"/><text:change text:change-id="ct162803952"/><text:change text:change-id="ct163383736"/><text:change text:change-id="ct163375848"/><text:change text:change-id="ct162754944"/><text:change text:change-id="ct162815248"/><text:change text:change-id="ct162863384"/><text:change text:change-id="ct163377456"/><text:change text:change-id="ct163048264"/><text:change text:change-id="ct162017936"/><text:change text:change-id="ct162017808"/><text:change text:change-id="ct162017680"/><text:change text:change-id="ct162017552"/><text:change text:change-id="ct162017424"/><text:change text:change-id="ct162017296"/><text:change text:change-id="ct162017168"/><text:change text:change-id="ct162017040"/><text:change text:change-id="ct162016912"/><text:change text:change-id="ct162016784"/><text:change text:change-id="ct162016656"/><text:change text:change-id="ct162016528"/><text:change text:change-id="ct162016400"/><text:change text:change-id="ct162016272"/><text:change text:change-id="ct162016144"/><text:change text:change-id="ct162016016"/><text:change text:change-id="ct162015888"/><text:change text:change-id="ct162015760"/><text:change text:change-id="ct162015632"/><text:change text:change-id="ct162015504"/><text:change text:change-id="ct162015376"/><text:change text:change-id="ct162015248"/><text:change text:change-id="ct162015120"/><text:change text:change-id="ct162014992"/><text:change text:change-id="ct162014864"/><text:change text:change-id="ct162014736"/><text:change text:change-id="ct162014608"/><text:change text:change-id="ct162014480"/><text:change text:change-id="ct162014352"/><text:change text:change-id="ct162014224"/><text:change text:change-id="ct162014096"/><text:change text:change-id="ct162436280"/><text:change text:change-id="ct162013704"/><text:change text:change-id="ct162013576"/><text:change text:change-id="ct162013448"/><text:change text:change-id="ct162013320"/><text:change text:change-id="ct162437704"/><text:change text:change-id="ct162436152"/><text:change text:change-id="ct162436056"/><text:change text:change-id="ct162435960"/><text:change text:change-id="ct162270984"/><text:change text:change-id="ct162437576"/><text:change text:change-id="ct162437480"/><text:change text:change-id="ct162434232"/><text:change text:change-id="ct162434136"/><text:change text:change-id="ct162434040"/><text:change text:change-id="ct162437264"/></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08in" fo:min-width="0.0161in" draw:z-index="0"><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artridge Documentation</dc:title>
    <dc:subject>description of all cartridges</dc:subject>
    <meta:initial-creator>Giuseppe Platania</meta:initial-creator>
    <meta:creation-date>2007-01-17T15:30:15</meta:creation-date>
    <dc:date>2011-03-08T13:14:11</dc:date>
    <meta:editing-cycles>96</meta:editing-cycles>
    <meta:editing-duration>PT160H26M33S</meta:editing-duration>
    <dc:description>documentation for each cartridge:
- purpose
- runnning cartridge from CWM
- runnning cartridge from command line
</dc:description>
    <meta:document-statistic meta:table-count="3" meta:image-count="26" meta:object-count="0" meta:page-count="6" meta:paragraph-count="268" meta:word-count="1297" meta:character-count="8368"/>
    <meta:user-defined meta:name="Info 1"/>
    <meta:user-defined meta:name="Info 2"/>
    <meta:user-defined meta:name="Info 3"/>
    <meta:user-defined meta:name="Info 4"/>
    <meta:user-defined meta:name="Lingua">English</meta:user-defined>
    <meta:user-defined meta:name="Progetto">Eliopoli</meta:user-defined>
  </office:meta>
</office:document-meta>
</file>